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8b77d" officeooo:paragraph-rsid="0008b77d"/>
    </style:style>
    <style:style style:name="P2" style:family="paragraph" style:parent-style-name="Standard">
      <style:paragraph-properties fo:text-align="center" style:justify-single-word="false"/>
      <style:text-properties style:text-underline-style="none" officeooo:rsid="0008b77d" officeooo:paragraph-rsid="0008b77d"/>
    </style:style>
    <style:style style:name="P3" style:family="paragraph" style:parent-style-name="Standard">
      <style:paragraph-properties fo:text-align="start" style:justify-single-word="false"/>
      <style:text-properties fo:font-size="14pt" officeooo:rsid="0008b77d" officeooo:paragraph-rsid="0008b77d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a0612" officeooo:paragraph-rsid="000a0612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font-style="italic" officeooo:rsid="000a0612" officeooo:paragraph-rsid="000a0612" style:font-size-asian="14pt" style:font-style-asian="italic" style:font-size-complex="14pt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ize="14pt" fo:font-style="italic" officeooo:rsid="0008b77d" officeooo:paragraph-rsid="0008b77d" style:font-size-asian="14pt" style:font-style-asian="italic" style:font-size-complex="14pt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ize="14pt" fo:font-style="italic" officeooo:paragraph-rsid="0008b77d" style:font-size-asian="14pt" style:font-style-asian="italic" style:font-size-complex="14pt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size="14pt" fo:font-style="italic" officeooo:rsid="000ac092" officeooo:paragraph-rsid="000ac092" style:font-size-asian="14pt" style:font-style-asian="italic" style:font-size-complex="14pt" style:font-style-complex="italic"/>
    </style:style>
    <style:style style:name="P9" style:family="paragraph" style:parent-style-name="Standard">
      <style:paragraph-properties fo:text-align="start" style:justify-single-word="false"/>
      <style:text-properties fo:font-size="14pt" fo:font-style="italic" officeooo:rsid="000be961" officeooo:paragraph-rsid="000be961" style:font-size-asian="14pt" style:font-style-asian="italic" style:font-size-complex="14pt" style:font-style-complex="italic"/>
    </style:style>
    <style:style style:name="P10" style:family="paragraph" style:parent-style-name="Standard">
      <style:paragraph-properties fo:text-align="start" style:justify-single-word="false"/>
      <style:text-properties fo:font-size="14pt" fo:font-style="italic" officeooo:rsid="000bf829" officeooo:paragraph-rsid="000bf829" style:font-size-asian="14pt" style:font-style-asian="italic" style:font-size-complex="14pt" style:font-style-complex="italic"/>
    </style:style>
    <style:style style:name="P11" style:family="paragraph" style:parent-style-name="Standard">
      <style:paragraph-properties fo:text-align="start" style:justify-single-word="false"/>
      <style:text-properties fo:font-size="14pt" fo:font-style="italic" officeooo:rsid="000df478" officeooo:paragraph-rsid="000df478" style:font-size-asian="14pt" style:font-style-asian="italic" style:font-size-complex="14pt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ize="14pt" fo:font-style="italic" officeooo:rsid="000f321a" officeooo:paragraph-rsid="000f321a" style:font-size-asian="14pt" style:font-style-asian="italic" style:font-size-complex="14pt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officeooo:rsid="000ac092" officeooo:paragraph-rsid="000ac092" style:font-size-asian="14pt" style:font-style-asian="normal" style:font-size-complex="14pt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officeooo:rsid="000be961" officeooo:paragraph-rsid="000be961" style:font-size-asian="14pt" style:font-style-asian="normal" style:font-size-complex="14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officeooo:rsid="000bf829" officeooo:paragraph-rsid="000bf829" style:font-size-asian="14pt" style:font-style-asian="normal" style:font-size-complex="14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officeooo:rsid="000df478" officeooo:paragraph-rsid="000df478" style:font-size-asian="14pt" style:font-style-asian="normal" style:font-size-complex="14pt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officeooo:rsid="000f321a" officeooo:paragraph-rsid="000f321a" style:font-size-asian="14pt" style:font-style-asian="normal" style:font-size-complex="14pt" style:font-style-complex="normal"/>
    </style:style>
    <style:style style:name="T1" style:family="text">
      <style:text-properties style:text-underline-style="none" officeooo:rsid="0008b77d"/>
    </style:style>
    <style:style style:name="T2" style:family="text">
      <style:text-properties officeooo:rsid="000ac0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EXERCISES ON MONGODB</text:p>
      <text:p text:style-name="P2"/>
      <text:p text:style-name="P7"><text:span text:style-name="T1">1.</text:span> Create the collection CampKerala.</text:p>
      <text:p text:style-name="P3"><text:s/>db.createCollection('CampKerala');</text:p>
      <text:p text:style-name="P3"/>
      <text:p text:style-name="P6">• Use InsertMany() for inserting documents into CampKerala</text:p>
      <text:p text:style-name="P4">db.CampKerala.insertMany([</text:p>
      <text:p text:style-name="P4">{</text:p>
      <text:p text:style-name="P4"><text:tab/>"District_Name" : "Thrissur",</text:p>
      <text:p text:style-name="P4"><text:tab/>"Camp_Name" : "UPS Azheekode",</text:p>
      <text:p text:style-name="P4"><text:tab/>"Camp_In_Charge" : "Kishore",</text:p>
      <text:p text:style-name="P4"><text:tab/>"Total_Inmates" : 110,</text:p>
      <text:p text:style-name="P4"><text:tab/>"Village_name" : "Azheekode"</text:p>
      <text:p text:style-name="P4">},</text:p>
      <text:p text:style-name="P4">{</text:p>
      <text:p text:style-name="P4"><text:tab/>"District_Name" : "Thrissur",</text:p>
      <text:p text:style-name="P4"><text:tab/>"Camp_Name" : "Labour School",</text:p>
      <text:p text:style-name="P4"><text:tab/>"Camp_In_Charge" : "Syam",</text:p>
      <text:p text:style-name="P4"><text:tab/>"Total_Inmates" : 367,</text:p>
      <text:p text:style-name="P4"><text:tab/>"Village_name" : "Pullut"</text:p>
      <text:p text:style-name="P4">},</text:p>
      <text:p text:style-name="P4">{</text:p>
      <text:p text:style-name="P4"><text:tab/>"District_Name" : "Thrissur",</text:p>
      <text:p text:style-name="P4"><text:tab/>"Camp_Name" : "Vidhyartha Dayani",</text:p>
      <text:p text:style-name="P4"><text:tab/>"Camp_In_Charge" : "John ",</text:p>
      <text:p text:style-name="P4"><text:tab/>"Total_Inmates" : 1550,</text:p>
      <text:p text:style-name="P4"><text:tab/>"Village_name" : "Methala "</text:p>
      <text:p text:style-name="P4">},</text:p>
      <text:p text:style-name="P4">{</text:p>
      <text:p text:style-name="P4"><text:tab/>"District_Name" : "Thrissur",</text:p>
      <text:p text:style-name="P4"><text:tab/>"Camp_Name" : "Ambookkan LPS",</text:p>
      <text:p text:style-name="P4"><text:tab/>"Camp_In_Charge" : "John",</text:p>
      <text:p text:style-name="P4"><text:tab/>"Total_Inmates" : 244,</text:p>
      <text:p text:style-name="P4"><text:tab/>"Village_name" : "Poyya "</text:p>
      <text:p text:style-name="P4">},</text:p>
      <text:p text:style-name="P4">{</text:p>
      <text:p text:style-name="P4"><text:tab/>"District_Name" : "Kollam",</text:p>
      <text:p text:style-name="P4"><text:tab/>"Camp_Name" : "Aryankavu LPS ",</text:p>
      <text:p text:style-name="P4"><text:tab/>"Camp_In_Charge" : "Manilal ",</text:p>
      <text:p text:style-name="P4"><text:tab/>"Total_Inmates" : 20,</text:p>
      <text:p text:style-name="P4"><text:tab/>"Village_name" : "Aryankavu "</text:p>
      <text:p text:style-name="P4">},</text:p>
      <text:p text:style-name="P4"><text:soft-page-break/>{</text:p>
      <text:p text:style-name="P4"><text:tab/>"District_Name" : "Kollam ",</text:p>
      <text:p text:style-name="P4"><text:tab/>"Camp_Name" : "Nadukunnu LPS",</text:p>
      <text:p text:style-name="P4"><text:tab/>"Camp_In_Charge" : "Sreekuttan ",</text:p>
      <text:p text:style-name="P4"><text:tab/>"Total_Inmates" : 103,</text:p>
      <text:p text:style-name="P4"><text:tab/>"Village_name" : "Pathanapuram"</text:p>
      <text:p text:style-name="P4">},</text:p>
      <text:p text:style-name="P4">{</text:p>
      <text:p text:style-name="P4"><text:tab/>"District_Name" : "Wayanad ",</text:p>
      <text:p text:style-name="P4"><text:tab/>"Camp_Name" : "GMUPS Anjukunnu",</text:p>
      <text:p text:style-name="P4"><text:tab/>"Camp_In_Charge" : "Babu ",</text:p>
      <text:p text:style-name="P4"><text:tab/>"Total_Inmates" : 325,</text:p>
      <text:p text:style-name="P4"><text:tab/>"Village_name" : "Anjukunnu "</text:p>
      <text:p text:style-name="P4">},</text:p>
      <text:p text:style-name="P4">{</text:p>
      <text:p text:style-name="P4"><text:tab/>"District_Name" : "Wayanad ",</text:p>
      <text:p text:style-name="P4"><text:tab/>"Camp_Name" : "Koolivayal ",</text:p>
      <text:p text:style-name="P4"><text:tab/>"Camp_In_Charge" : "Geetha",</text:p>
      <text:p text:style-name="P4"><text:tab/>"Total_Inmates" : 50,</text:p>
      <text:p text:style-name="P4"><text:tab/>"Village_name" : "Cherukattoor"</text:p>
      <text:p text:style-name="P4">},</text:p>
      <text:p text:style-name="P4">{</text:p>
      <text:p text:style-name="P4"><text:tab/>"District_Name" : "Wayanad ",</text:p>
      <text:p text:style-name="P4"><text:tab/>"Camp_Name" : "St.Patricks ",</text:p>
      <text:p text:style-name="P4"><text:tab/>"Camp_In_Charge" : "Akshay",</text:p>
      <text:p text:style-name="P4"><text:tab/>"Total_Inmates" : 807,</text:p>
      <text:p text:style-name="P4"><text:tab/>"Village_name" : "Edavaka"</text:p>
      <text:p text:style-name="P4">},</text:p>
      <text:p text:style-name="P4">{</text:p>
      <text:p text:style-name="P4"><text:tab/>"District_Name" : "Wayanad ",</text:p>
      <text:p text:style-name="P4"><text:tab/>"Camp_Name" : "Marthoma HS Palery",</text:p>
      <text:p text:style-name="P4"><text:tab/>"Camp_In_Charge" : "Krishna",</text:p>
      <text:p text:style-name="P4"><text:tab/>"Total_Inmates" : 338,</text:p>
      <text:p text:style-name="P4"><text:tab/>"Village_name" : "Kanjirangad "</text:p>
      <text:p text:style-name="P4">},</text:p>
      <text:p text:style-name="P4">{</text:p>
      <text:p text:style-name="P4"><text:tab/>"District_Name" : "Wayanad ",</text:p>
      <text:p text:style-name="P4"><text:tab/>"Camp_Name" : "GKM School",</text:p>
      <text:p text:style-name="P4"><text:tab/>"Camp_In_Charge" : "Lijin ",</text:p>
      <text:p text:style-name="P4"><text:tab/>"Total_Inmates" : 330,</text:p>
      <text:p text:style-name="P4"><text:tab/>"Village_name" : "Mananthavady"</text:p>
      <text:p text:style-name="P4">},</text:p>
      <text:p text:style-name="P4"><text:soft-page-break/>{</text:p>
      <text:p text:style-name="P4"><text:tab/>"District_Name" : "Kozhikode <text:s/>",</text:p>
      <text:p text:style-name="P4"><text:tab/>"Camp_Name" : "Chalapuram LPS ",</text:p>
      <text:p text:style-name="P4"><text:tab/>"Camp_In_Charge" : "Sasidharan ",</text:p>
      <text:p text:style-name="P4"><text:tab/>"Total_Inmates" : 480,</text:p>
      <text:p text:style-name="P4"><text:tab/>"Village_name" : "Velom "</text:p>
      <text:p text:style-name="P4">},</text:p>
      <text:p text:style-name="P4">{</text:p>
      <text:p text:style-name="P4"><text:tab/>"District_Name" : "Kozhikode <text:s/>",</text:p>
      <text:p text:style-name="P4"><text:tab/>"Camp_Name" : "GHS PUTHUPPADY",</text:p>
      <text:p text:style-name="P4"><text:tab/>"Camp_In_Charge" : "Salim <text:s/>",</text:p>
      <text:p text:style-name="P4"><text:tab/>"Total_Inmates" : 838,</text:p>
      <text:p text:style-name="P4"><text:tab/>"Village_name" : "Puthuppady "</text:p>
      <text:p text:style-name="P4">},</text:p>
      <text:p text:style-name="P4">{</text:p>
      <text:p text:style-name="P4"><text:tab/>"District_Name" : "Kozhikode <text:s/>",</text:p>
      <text:p text:style-name="P4"><text:tab/>"Camp_Name" : "GUPS KINALUR",</text:p>
      <text:p text:style-name="P4"><text:tab/>"Camp_In_Charge" : "Suresh <text:s/>",</text:p>
      <text:p text:style-name="P4"><text:tab/>"Total_Inmates" : 253,</text:p>
      <text:p text:style-name="P4"><text:tab/>"Village_name" : "Kinalur"</text:p>
      <text:p text:style-name="P4">},</text:p>
      <text:p text:style-name="P4">{</text:p>
      <text:p text:style-name="P4"><text:tab/>"District_Name" : "Kozhikode <text:s/>",</text:p>
      <text:p text:style-name="P4"><text:tab/>"Camp_Name" : "Poovambai HS",</text:p>
      <text:p text:style-name="P4"><text:tab/>"Camp_In_Charge" : "Suresh <text:s/>",</text:p>
      <text:p text:style-name="P4"><text:tab/>"Total_Inmates" : 118,</text:p>
      <text:p text:style-name="P4"><text:tab/>"Village_name" : "Kinalur"</text:p>
      <text:p text:style-name="P4">},</text:p>
      <text:p text:style-name="P4">{</text:p>
      <text:p text:style-name="P4"><text:tab/>"District_Name" : "Kozhikode <text:s/>",</text:p>
      <text:p text:style-name="P4"><text:tab/>"Camp_Name" : "Mundakkara AUPS ",</text:p>
      <text:p text:style-name="P4"><text:tab/>"Camp_In_Charge" : "Suresh ",</text:p>
      <text:p text:style-name="P4"><text:tab/>"Total_Inmates" : 97,</text:p>
      <text:p text:style-name="P4"><text:tab/>"Village_name" : "Kinalur"</text:p>
      <text:p text:style-name="P4">},</text:p>
      <text:p text:style-name="P4">{</text:p>
      <text:p text:style-name="P4"><text:tab/>"District_Name" : "Idukki ",</text:p>
      <text:p text:style-name="P4"><text:tab/>"Camp_Name" : "St TP School Erattyar",</text:p>
      <text:p text:style-name="P4"><text:tab/>"Camp_In_Charge" : "Antony <text:s/>",</text:p>
      <text:p text:style-name="P4"><text:tab/>"Total_Inmates" : 330,</text:p>
      <text:p text:style-name="P4"><text:tab/>"Village_name" : "Erattaar"</text:p>
      <text:p text:style-name="P4">},</text:p>
      <text:p text:style-name="P4"><text:soft-page-break/>{</text:p>
      <text:p text:style-name="P4"><text:tab/>"District_Name" : "Idukki ",</text:p>
      <text:p text:style-name="P4"><text:tab/>"Camp_Name" : "ST Benedicts School ",</text:p>
      <text:p text:style-name="P4"><text:tab/>"Camp_In_Charge" : "John Prince ",</text:p>
      <text:p text:style-name="P4"><text:tab/>"Total_Inmates" : 117,</text:p>
      <text:p text:style-name="P4"><text:tab/>"Village_name" : "Udumbanchola"</text:p>
      <text:p text:style-name="P4">},</text:p>
      <text:p text:style-name="P4">{</text:p>
      <text:p text:style-name="P4"><text:tab/>"District_Name" : "Idukki ",</text:p>
      <text:p text:style-name="P4"><text:tab/>"Camp_Name" : "Thigalkkadu ",</text:p>
      <text:p text:style-name="P4"><text:tab/>"Camp_In_Charge" : "John Prince ",</text:p>
      <text:p text:style-name="P4"><text:tab/>"Total_Inmates" : 85,</text:p>
      <text:p text:style-name="P4"><text:tab/>"Village_name" : "Udumbanchola"</text:p>
      <text:p text:style-name="P4">},</text:p>
      <text:p text:style-name="P4">{</text:p>
      <text:p text:style-name="P4"><text:tab/>"District_Name" : "Idukki ",</text:p>
      <text:p text:style-name="P4"><text:tab/>"Camp_Name" : "Community Hall",</text:p>
      <text:p text:style-name="P4"><text:tab/>"Camp_In_Charge" : "Sini ",</text:p>
      <text:p text:style-name="P4"><text:tab/>"Total_Inmates" : 177,</text:p>
      <text:p text:style-name="P4"><text:tab/>"Village_name" : "Kalkoonthal "</text:p>
      <text:p text:style-name="P4">},</text:p>
      <text:p text:style-name="P4">{</text:p>
      <text:p text:style-name="P4"><text:tab/>"District_Name" : "Idukki ",</text:p>
      <text:p text:style-name="P4"><text:tab/>"Camp_Name" : "Pottankadu ",</text:p>
      <text:p text:style-name="P4"><text:tab/>"Camp_In_Charge" : "Jolly ",</text:p>
      <text:p text:style-name="P4"><text:tab/>"Total_Inmates" : 85,</text:p>
      <text:p text:style-name="P4"><text:tab/>"Village_name" : "Bison Vally"</text:p>
      <text:p text:style-name="P4">},</text:p>
      <text:p text:style-name="P4">{</text:p>
      <text:p text:style-name="P4"><text:tab/>"District_Name" : "Idukki ",</text:p>
      <text:p text:style-name="P4"><text:tab/>"Camp_Name" : "SNDP Auditorium ",</text:p>
      <text:p text:style-name="P4"><text:tab/>"Camp_In_Charge" : "Ambilymol ",</text:p>
      <text:p text:style-name="P4"><text:tab/>"Total_Inmates" : 84,</text:p>
      <text:p text:style-name="P4"><text:tab/>"Village_name" : "Parathodu"</text:p>
      <text:p text:style-name="P4">}]</text:p>
      <text:p text:style-name="P4">);</text:p>
      <text:p text:style-name="P4"/>
      <text:p text:style-name="P5">• Query the documents using find(), findOne(), findOne().pretty() and observe the differen<text:span text:style-name="T2">ces</text:span></text:p>
      <text:p text:style-name="P13"/>
      <text:p text:style-name="P13"><text:s/>db.CampKerala.find().pretty();</text:p>
      <text:p text:style-name="P13"><text:s/>db.CampKerala.findOne({Camp_Name:"Aryankavu LPS "});</text:p>
      <text:p text:style-name="P8"><text:soft-page-break/>• Find a document by its id</text:p>
      <text:p text:style-name="P13"/>
      <text:p text:style-name="P14"><text:s/>db.CampKerala.find({"_id":ObjectId("5bf7cae4a9cb6d309c5c1d6b")}).pretty();</text:p>
      <text:p text:style-name="P14"/>
      <text:p text:style-name="P9">• Find a camp using Camp Name</text:p>
      <text:p text:style-name="P14"/>
      <text:p text:style-name="P14"><text:s/>db.CampKerala.find({Camp_Name:"Thigalkkadu "}).pretty();</text:p>
      <text:p text:style-name="P14"/>
      <text:p text:style-name="P9">• Find all the camps in Kollam district</text:p>
      <text:p text:style-name="P14"/>
      <text:p text:style-name="P15">db.CampKerala.find({District_Name:"Kollam "}).pretty();</text:p>
      <text:p text:style-name="P15"/>
      <text:p text:style-name="P10">• Find all the camps with Total Inmates more than 100</text:p>
      <text:p text:style-name="P15"/>
      <text:p text:style-name="P15">db.CampKerala.find({"Total_Inmates":{$gt:100}}).pretty();</text:p>
      <text:p text:style-name="P15"/>
      <text:p text:style-name="P10">• Find all the camps in Idukki with Total Inmates more than 100</text:p>
      <text:p text:style-name="P15"/>
      <text:p text:style-name="P15"><text:s/>db.CampKerala.find({$and:[{District_Name:"Idukki "},{"Total_Inmates":{$gt:100}}]}).pretty();</text:p>
      <text:p text:style-name="P15"/>
      <text:p text:style-name="P10">• Find all the camps which is either in Trissur or having more than 100 Total Inmates</text:p>
      <text:p text:style-name="P15"/>
      <text:p text:style-name="P16">db.CampKerala.find({$or:[{District_Name:"Thrissur"},{"Total_Inmates":{$gt:100}}]}).pretty();</text:p>
      <text:p text:style-name="P16"/>
      <text:p text:style-name="P11">• Update the Total Inmates count of Aryankavu Village to 37</text:p>
      <text:p text:style-name="P11"/>
      <text:p text:style-name="P16">db.CampKerala.update({Village_name:"Aryankavu "},{$set:{Total_Inmates:37}});</text:p>
      <text:p text:style-name="P16"/>
      <text:p text:style-name="P11">• Delete ALL the document(s) with Camp in Charge name is Suresh</text:p>
      <text:p text:style-name="P11"/>
      <text:p text:style-name="P16">db.CampKerala.remove({Camp_In_Charge:"Suresh "});</text:p>
      <text:p text:style-name="P16"/>
      <text:p text:style-name="P11">• Delete ONLY ONE document with Camp in Charge is Manilal</text:p>
      <text:p text:style-name="P11"/>
      <text:p text:style-name="P17">db.CampKerala.remove({Camp_In_Charge:"Manilal "},1);</text:p>
      <text:p text:style-name="P17"/>
      <text:p text:style-name="P12">• Find and project ONLY the Camp Name of the camps where Sreekuttan is the Camp in Charge</text:p>
      <text:p text:style-name="P12"/>
      <text:p text:style-name="P17"/>
      <text:p text:style-name="P11"><text:soft-page-break/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14:15:48.214402134</meta:creation-date>
    <dc:date>2018-11-23T16:21:50.461048037</dc:date>
    <meta:editing-duration>PT4M38S</meta:editing-duration>
    <meta:editing-cycles>1</meta:editing-cycles>
    <meta:document-statistic meta:table-count="0" meta:image-count="0" meta:object-count="0" meta:page-count="6" meta:paragraph-count="182" meta:word-count="616" meta:character-count="4949" meta:non-whitespace-character-count="4228"/>
    <meta:generator>LibreOffice/4.2.8.2$Linux_X86_64 LibreOffice_project/420m0$Build-2</meta:generator>
  </office:meta>
</office:document-meta>
</file>